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>
      <style:text-properties fo:color="#ff0000"/>
    </style:style>
    <style:style style:name="ce5" style:family="table-cell" style:parent-style-name="Default" style:data-style-name="N2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hassis setup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otal mass (kg)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string" calcext:value-type="string">
            <text:p>Front weight distribution (%)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G to roll axis (m)</text:p>
          </table:table-cell>
          <table:table-cell office:value-type="float" office:value="0.283" calcext:value-type="float">
            <text:p>0.28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Tire rate (N/m)</text:p>
          </table:table-cell>
          <table:table-cell office:value-type="float" office:value="250000" calcext:value-type="float">
            <text:p>250000</text:p>
          </table:table-cell>
          <table:table-cell table:style-name="ce2"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Track width (m)</text:p>
          </table:table-cell>
          <table:table-cell office:value-type="float" office:value="1.465" calcext:value-type="float">
            <text:p>1.465</text:p>
          </table:table-cell>
          <table:table-cell table:style-name="ce2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Unsprung mass per corner (kg)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prung mass per corner (kg)</text:p>
          </table:table-cell>
          <table:table-cell table:style-name="ce3" table:formula="of:=[.$B2]*([.$B3]/100)/2 - [.B8]" office:value-type="float" office:value="277.475" calcext:value-type="float">
            <text:p>277.475</text:p>
          </table:table-cell>
          <table:table-cell table:style-name="ce3" table:formula="of:=[.$B2]*((100-[.$B3])/100)/2 - [.C8]" office:value-type="float" office:value="255.025" calcext:value-type="float">
            <text:p>255.025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pring setup</text:p>
          </table:table-cell>
          <table:table-cell table:style-name="Default"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Motion ratio (wheel/spring travel)</text:p>
          </table:table-cell>
          <table:table-cell office:value-type="float" office:value="1.1" calcext:value-type="float">
            <text:p>1.1</text:p>
          </table:table-cell>
          <table:table-cell table:style-name="ce2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Spring rate (kgf/mm)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heel rate (N/m)</text:p>
          </table:table-cell>
          <table:table-cell table:style-name="ce4" table:formula="of:=[.B13]*9.81*1000/([.B12]^2)" office:value-type="float" office:value="72966.9421487603" calcext:value-type="float">
            <text:p>72967</text:p>
          </table:table-cell>
          <table:table-cell table:style-name="ce4" table:formula="of:=[.C13]*9.81*1000/([.C12]^2)" office:value-type="float" office:value="80081.6326530612" calcext:value-type="float">
            <text:p>80082</text:p>
          </table:table-cell>
        </table:table-row>
        <table:table-row table:style-name="ro1">
          <table:table-cell office:value-type="string" calcext:value-type="string">
            <text:p>Ride frequency (Hz)</text:p>
          </table:table-cell>
          <table:table-cell table:style-name="ce5" table:formula="of:=SQRT([.B14]/(4*PI()^2*[.B9]))" office:value-type="float" office:value="2.58090057786834" calcext:value-type="float">
            <text:p>2.58</text:p>
          </table:table-cell>
          <table:table-cell table:style-name="ce5" table:formula="of:=SQRT([.C14]/(4*PI()^2*[.C9]))" office:value-type="float" office:value="2.820299386061" calcext:value-type="float">
            <text:p>2.82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RB setup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sired roll gradient (deg/g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ll gradient distribution (% front)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Desired roll rate (Nm/deg roll)</text:p>
          </table:table-cell>
          <table:table-cell table:style-name="ce4" table:formula="of:=[.B2]*9.81 * [.B4] / [.B18]" office:value-type="float" office:value="1152.13545" calcext:value-type="float">
            <text:p>1152</text:p>
          </table:table-cell>
          <table:table-cell table:style-name="ce4"/>
        </table:table-row>
        <table:table-row table:style-name="ro1">
          <table:table-cell office:value-type="string" calcext:value-type="string">
            <text:p>Total ARB roll rate (Nm/deg roll)</text:p>
          </table:table-cell>
          <table:table-cell table:style-name="ce4" table:formula="of:=(PI()/180) * (([.B20] * (([.B6]+[.C6])/2) * (((([.B7]+[.C7])/2)^2)/2)) / ((([.B6]+[.C6])/2) * (((([.B7]+[.C7])/2)^2)/2) * (PI()/180) - [.B20])) - ([.B23]+[.C23])" office:value-type="float" office:value="-1326.41815011958" calcext:value-type="float">
            <text:p>-132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Spring roll rate (Nm/deg roll)</text:p>
          </table:table-cell>
          <table:table-cell table:style-name="ce4" table:formula="of:=(PI()*[.B7]^2*[.B14]*[.B14])/(180*([.B14]+[.B14]))" office:value-type="float" office:value="1366.62313301337" calcext:value-type="float">
            <text:p>1367</text:p>
          </table:table-cell>
          <table:table-cell table:style-name="ce4" table:formula="of:=(PI()*[.C7]^2*[.C14]*[.C14])/(180*([.C14]+[.C14]))" office:value-type="float" office:value="1489.65604110761" calcext:value-type="float">
            <text:p>1490</text:p>
          </table:table-cell>
        </table:table-row>
        <table:table-row table:style-name="ro1">
          <table:table-cell office:value-type="string" calcext:value-type="string">
            <text:p>ARB motion ratio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 stiffness (Nm/deg twist)</text:p>
          </table:table-cell>
          <table:table-cell table:style-name="ce4" table:formula="of:=[.$B21] * ([.$B19]/100) * [.B24]^2" office:value-type="float" office:value="-689.737438062183" calcext:value-type="float">
            <text:p>-690</text:p>
          </table:table-cell>
          <table:table-cell table:style-name="ce4" table:formula="of:=[.$B21] * ((100-[.$B19])/100) * [.C24]^2" office:value-type="float" office:value="-636.6807120574" calcext:value-type="float">
            <text:p>-637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Damper setup</text:p>
          </table:table-cell>
          <table:table-cell table:style-name="Default" office:value-type="string" calcext:value-type="string">
            <text:p>Front</text:p>
          </table:table-cell>
          <table:table-cell office:value-type="string" calcext:value-type="string">
            <text:p>Rear</text:p>
          </table:table-cell>
        </table:table-row>
        <table:table-row table:style-name="ro1">
          <table:table-cell office:value-type="string" calcext:value-type="string">
            <text:p>Damping ratio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Critical Damping force (N/m/s)</text:p>
          </table:table-cell>
          <table:table-cell table:style-name="ce4" table:formula="of:=2*SQRT([.B14]*[.B9])" office:value-type="float" office:value="8999.22269370578" calcext:value-type="float">
            <text:p>8999</text:p>
          </table:table-cell>
          <table:table-cell table:style-name="ce4" table:formula="of:=2*SQRT([.C14]*[.C9])" office:value-type="float" office:value="9038.32249199971" calcext:value-type="float">
            <text:p>9038</text:p>
          </table:table-cell>
        </table:table-row>
        <table:table-row table:style-name="ro1">
          <table:table-cell office:value-type="string" calcext:value-type="string">
            <text:p>Crossover point (Hz)</text:p>
          </table:table-cell>
          <table:table-cell table:style-name="ce5" table:formula="of:=SQRT(2)*[.B15]" office:value-type="float" office:value="3.64994460035797" calcext:value-type="float">
            <text:p>3.65</text:p>
          </table:table-cell>
          <table:table-cell table:style-name="ce5" table:formula="of:=SQRT(2)*[.C15]" office:value-type="float" office:value="3.98850564171997" calcext:value-type="float">
            <text:p>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4:30:58.483084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08:49:27.132357290</meta:creation-date>
    <dc:date>2024-06-23T19:52:15.873540147</dc:date>
    <meta:editing-duration>PT7H18M34S</meta:editing-duration>
    <meta:editing-cycles>96</meta:editing-cycles>
    <meta:generator>LibreOffice/24.2.4.2$Linux_X86_64 LibreOffice_project/420$Build-2</meta:generator>
    <meta:document-statistic meta:table-count="1" meta:cell-count="68" meta:object-count="0"/>
  </office:meta>
</office:document-meta>
</file>